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76fc" officeooo:paragraph-rsid="000076fc"/>
    </style:style>
    <style:style style:name="T1" style:family="text">
      <style:text-properties officeooo:rsid="000381a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la de login:</text:p>
      <text:p text:style-name="P1"/>
      <text:p text:style-name="P1"><text:s/>- No cadastro do usuário o haverá dois campos distintos um para o e-mail e outro (opcional) para o login; </text:p>
      <text:p text:style-name="P1"/>
      <text:p text:style-name="P1"/>
      <text:p text:style-name="P1"/>
      <text:p text:style-name="P1">Fluxo do Cliente:</text:p>
      <text:p text:style-name="P1"/>
      <text:p text:style-name="P1"><text:s/>- Tela de dashboard; mudar o o texto do botão 'Contrate' para 'Solicitar';</text:p>
      <text:p text:style-name="P1"><text:s/>- Retirar o botão mensagem do MVP;</text:p>
      <text:p text:style-name="P1"/>
      <text:p text:style-name="P1"/>
      <text:p text:style-name="P1"/>
      <text:p text:style-name="P1">Fluxo do Profissional:</text:p>
      <text:p text:style-name="P1"/>
      <text:p text:style-name="P1"><text:s/>- Mesmo sem cadastro, o profissional poderá logar na aplicação e apresentará um dashboard vazio onde o profissional poderá solicitar solicitar o cadastro através do clique de um botão. Quando ele clicar no botão, o sistema irá enviar um e-mail onde o usuário poderá clicar no link e completar o cadastro dele. Esse cadastro será validado posteriormente pela empresa SeuBiu e o usuário poderá acompanhar o status do cadastro via smartphone.</text:p>
      <text:p text:style-name="P1"/>
      <text:p text:style-name="P1"><text:s/>- No dashboard do profissional será exibido apenas <text:span text:style-name="T1">dois</text:span> botões, (1) Meus Serviços, (2) Serviços Realizados. O perfil do usuário ficará no menu lateral. No próprio dashboard, abaixo dos botões, serão exibidos os serviços de mandados por novos clientes.</text:p>
      <text:p text:style-name="P1"/>
      <text:p text:style-name="P1"><text:s/>- Quando o profissional clicar no serviço, será exibido uma tela com o detalhamento do serviço e o profissional terá a opção de Aceitar ou Rejeitar o serviço. Caso ele rejeite, será informado para o cliente que o profissional não está interessado. Caso ele Aceite, será exibido os contatos do cliente para o profissional entrar em contato. Após a conclusão do serviço, o usuário deverá deverá entrar no menu Meus Serviços e clicar no botão Serviço Concluído. Quando o profissional clicar no botão Serviço Concluído, será enviada uma notificação para o cliente avaliar o serviço do profissional.</text:p>
      <text:p text:style-name="P1"/>
      <text:p text:style-name="P1"><text:s/>- O serviço será considerado como concluído quando o profissional indicar isso e o cliente também. Caso o profissional indique o serviço como concluído, o cliente terá 14 dias para entrar na aplicação e marcar o serviço como concluído, caso o cliente não informe, o serviço será marcado como concluído automaticamente.</text:p>
      <text:p text:style-name="P1"/>
      <text:p text:style-name="P1"/>
      <text:p text:style-name="P1">Geral:</text:p>
      <text:p text:style-name="P1"/>
      <text:p text:style-name="P1"><text:s/>- Ver com um advogado como será o texto de 'Aceitação de Termo de Serviço', deverá ter um texto tanto para o cliente quanto para o profissional.</text:p>
      <text:p text:style-name="P1"><text:s/>- Adicionar a opção do usuário acessar o menu lateral (sanduba) em todas as telas do fluxo do cliente e do profissional;</text:p>
      <text:p text:style-name="P1"><text:s/>- Reformular o layout do formulário de cadastro do profissional para o layout web. O profissional apenas poderá incluir/alterar área de atuação, serviços, editar foto;</text:p>
      <text:p text:style-name="P1"><text:s/>(Não está no MVP, desenvolvimento futuro) - Ao baixar o aplicativo, tanto o cliente quanto o profissional, deverão no primeiro acesso a ferramenta quando informar o número do telefone, receber uma mensagem SMS com um código para que esse código seja digitado no ferramenta. Para que uma pessoa não possa cadastrar um número de telefone que não é seu. </text:p>
      <text:p text:style-name="P1"><text:s/>- Próxima reunião na próxima sexta-fei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3T17:36:59.672040956</meta:creation-date>
    <dc:date>2016-09-23T13:17:38.877546002</dc:date>
    <meta:editing-duration>PT29M14S</meta:editing-duration>
    <meta:editing-cycles>3</meta:editing-cycles>
    <meta:generator>LibreOffice/5.2.1.2$Linux_X86_64 LibreOffice_project/20m0$Build-2</meta:generator>
    <meta:document-statistic meta:table-count="0" meta:image-count="0" meta:object-count="0" meta:page-count="1" meta:paragraph-count="16" meta:word-count="447" meta:character-count="2710" meta:non-whitespace-character-count="2265"/>
  </office:meta>
</office:document-meta>
</file>